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f6b0c" officeooo:paragraph-rsid="001ff237" style:font-size-asian="14pt" style:font-size-complex="14pt"/>
    </style:style>
    <style:style style:name="P4" style:family="paragraph" style:parent-style-name="Standard">
      <style:text-properties officeooo:paragraph-rsid="001b5427"/>
    </style:style>
    <style:style style:name="P5" style:family="paragraph" style:parent-style-name="Standard">
      <style:text-properties officeooo:paragraph-rsid="002589e2"/>
    </style:style>
    <style:style style:name="P6" style:family="paragraph" style:parent-style-name="Standard">
      <style:text-properties officeooo:paragraph-rsid="0026790e"/>
    </style:style>
    <style:style style:name="T1" style:family="text">
      <style:text-properties officeooo:rsid="001a405e"/>
    </style:style>
    <style:style style:name="T2" style:family="text">
      <style:text-properties fo:font-size="14pt" officeooo:rsid="001b5427" style:font-size-asian="14pt" style:font-size-complex="14pt"/>
    </style:style>
    <style:style style:name="T3" style:family="text">
      <style:text-properties fo:font-size="14pt" officeooo:rsid="001f6b0c" style:font-size-asian="14pt" style:font-size-complex="14pt"/>
    </style:style>
    <style:style style:name="T4" style:family="text">
      <style:text-properties fo:font-size="14pt" officeooo:rsid="001ff237" style:font-size-asian="14pt" style:font-size-complex="14pt"/>
    </style:style>
    <style:style style:name="T5" style:family="text">
      <style:text-properties fo:font-size="14pt" officeooo:rsid="0020b87d" style:font-size-asian="14pt" style:font-size-complex="14pt"/>
    </style:style>
    <style:style style:name="T6" style:family="text">
      <style:text-properties fo:font-size="14pt" officeooo:rsid="002190aa" style:font-size-asian="14pt" style:font-size-complex="14pt"/>
    </style:style>
    <style:style style:name="T7" style:family="text">
      <style:text-properties fo:font-size="14pt" officeooo:rsid="002380eb" style:font-size-asian="14pt" style:font-size-complex="14pt"/>
    </style:style>
    <style:style style:name="T8" style:family="text">
      <style:text-properties fo:font-size="14pt" officeooo:rsid="0023e636" style:font-size-asian="14pt" style:font-size-complex="14pt"/>
    </style:style>
    <style:style style:name="T9" style:family="text">
      <style:text-properties fo:font-size="14pt" officeooo:rsid="002589e2" style:font-size-asian="14pt" style:font-size-complex="14pt"/>
    </style:style>
    <style:style style:name="T10" style:family="text">
      <style:text-properties fo:font-size="14pt" officeooo:rsid="002653f3" style:font-size-asian="14pt" style:font-size-complex="14pt"/>
    </style:style>
    <style:style style:name="T11" style:family="text">
      <style:text-properties fo:font-size="14pt" officeooo:rsid="00280f30" style:font-size-asian="14pt" style:font-size-complex="14pt"/>
    </style:style>
    <style:style style:name="T12" style:family="text">
      <style:text-properties fo:font-size="14pt" officeooo:rsid="0026790e" style:font-size-asian="14pt" style:font-size-complex="14pt"/>
    </style:style>
    <style:style style:name="T13" style:family="text">
      <style:text-properties fo:font-size="14pt" officeooo:rsid="0029e232" style:font-size-asian="14pt" style:font-size-complex="14pt"/>
    </style:style>
    <style:style style:name="T14" style:family="text">
      <style:text-properties fo:font-size="14pt" officeooo:rsid="002ad02b" style:font-size-asian="14pt" style:font-size-complex="14pt"/>
    </style:style>
    <style:style style:name="T15" style:family="text">
      <style:text-properties fo:font-size="14pt" officeooo:rsid="002bb831" style:font-size-asian="14pt" style:font-size-complex="14pt"/>
    </style:style>
    <style:style style:name="T16" style:family="text">
      <style:text-properties fo:font-size="14pt" officeooo:rsid="0030f5e6" style:font-size-asian="14pt" style:font-size-complex="14pt"/>
    </style:style>
    <style:style style:name="T17" style:family="text">
      <style:text-properties fo:font-size="14pt" officeooo:rsid="0031b427" style:font-size-asian="14pt" style:font-size-complex="14pt"/>
    </style:style>
    <style:style style:name="T18" style:family="text">
      <style:text-properties fo:font-size="14pt" officeooo:rsid="0032577a" style:font-size-asian="14pt" style:font-size-complex="14pt"/>
    </style:style>
    <style:style style:name="T19" style:family="text">
      <style:text-properties fo:font-size="14pt" officeooo:rsid="0032c5c3" style:font-size-asian="14pt" style:font-size-complex="14pt"/>
    </style:style>
    <style:style style:name="T20" style:family="text">
      <style:text-properties fo:font-size="14pt" officeooo:rsid="003550ce" style:font-size-asian="14pt" style:font-size-complex="14pt"/>
    </style:style>
    <style:style style:name="T21" style:family="text">
      <style:text-properties officeooo:rsid="0032c5c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E 222 </text:p>
      <text:p text:style-name="P1">Homework <text:span text:style-name="T1">5</text:span></text:p>
      <text:p text:style-name="P1">Problem solution approach</text:p>
      <text:p text:style-name="P2"/>
      <text:p text:style-name="P4"><text:span text:style-name="T2"><text:tab/>In part 1 </text:span><text:span text:style-name="T4">w</text:span><text:span text:style-name="T2">e would implement an MapIterator class which iterates over keys. I decided to use keyset function in the m</text:span><text:span text:style-name="T3">ap. With that function all keys was accessible.</text:span></text:p>
      <text:p text:style-name="P3">I converted to Array and I used the array to iterate. To detect any changes on the map I made a method that return true if there is any changes. If there is any changes in the map then the iterator can not be used more. If the user tries to use it then it throws an exception.</text:p>
      <text:p text:style-name="P3"/>
      <text:p text:style-name="P5"><text:span text:style-name="T4"><text:tab/>In part 2 we would implement the KWHashMap interface by using 3 methods.</text:span></text:p>
      <text:p text:style-name="P6"><text:span text:style-name="T5">Firstly I made Entry class for key-value pairs. </text:span></text:p>
      <text:p text:style-name="P6"><text:span text:style-name="T5"><text:tab/></text:span><text:span text:style-name="T9">For the chaining with the LinkedList I used applied the algorithm in the t</text:span><text:span text:style-name="T10">e</text:span><text:span text:style-name="T9">xtbook as you mentioned. </text:span></text:p>
      <text:p text:style-name="P5"><text:span text:style-name="T5"><text:tab/></text:span><text:span text:style-name="T4">For <text:s/>the chaining with Treeset I </text:span><text:span text:style-name="T5">extend the Entry class which is EntrySet </text:span><text:span text:style-name="T6">which is</text:span><text:span text:style-name="T5"> comparable for the treeSet. Because the Tree structure is force</text:span><text:span text:style-name="T7">s</text:span><text:span text:style-name="T5"> it to be comparable. </text:span><text:span text:style-name="T8">I used java TreeSet. This class is almost like LinkedListHashTable. </text:span><text:span text:style-name="T9">They are very similar due to use chaining technic.</text:span></text:p>
      <text:p text:style-name="P6"><text:span text:style-name="T9"><text:tab/>F</text:span><text:span text:style-name="T12">or the Coalesced technique </text:span><text:span text:style-name="T11">the most important method was find(key). Because it returns the index for all put,get,remove operations. So I focused on this method. To find the index of the given key, firstly I calculate the index and go to the index and if its not null go until the next of next is null <text:s/>or the key is found during this traversing I increment an integer variable and I use it to calculate the last next item. </text:span><text:span text:style-name="T13">The other mechanisms for the other methods were same as mentioned in the textbook. Because the most important thing in here is to find the index. </text:span></text:p>
      <text:p text:style-name="P6"><text:span text:style-name="T14"><text:tab/>For the </text:span><text:span text:style-name="T15">performance tests and also for the method tests I made a class named MapPerformance that takes size of data </text:span><text:span text:style-name="T16">to randomly created and applied, and data upper bound. Produces an array with the given size and fills it randomly and applies the operations of map(put get ,existing, </text:span><text:span text:style-name="T20">non-existing</text:span><text:span text:style-name="T16">) to the hashmap and checks them if there are any problem. With toString method returns the time </text:span><text:span text:style-name="T20">durations</text:span><text:span text:style-name="T16"> </text:span><text:span text:style-name="T17">for operations</text:span><text:span text:style-name="T16"> as milliseconds .</text:span></text:p>
      <text:p text:style-name="P6"><text:span text:style-name="T16"><text:tab/></text:span><text:span text:style-name="T19">That’s all I did for this homework. I tried to do best. I hope there are no any problem. <text:s/></text:span></text:p>
      <text:p text:style-name="P6"><text:span text:style-name="T11"/></text:p>
      <text:p text:style-name="P2"/>
      <text:p text:style-name="P2"/>
      <text:p text:style-name="P2"/>
      <text:p text:style-name="P2">Mehmet Hüseyin YILDIZ</text:p>
      <text:p text:style-name="P2">20010400409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2:46:47.985384503</meta:creation-date>
    <dc:date>2021-05-13T01:32:01.065947924</dc:date>
    <meta:editing-duration>PT1H7M56S</meta:editing-duration>
    <meta:editing-cycles>35</meta:editing-cycles>
    <meta:generator>LibreOffice/6.4.6.2$Linux_X86_64 LibreOffice_project/40$Build-2</meta:generator>
    <meta:document-statistic meta:table-count="0" meta:image-count="0" meta:object-count="0" meta:page-count="1" meta:paragraph-count="14" meta:word-count="381" meta:character-count="2125" meta:non-whitespace-character-count="1743"/>
  </office:meta>
</office:document-meta>
</file>